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a">
        <table:table-row>
          <table:table-cell office:value-type="string">
            <text:p>Xception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0.0013611105969175696">
            <text:p>0.001361110596917569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ResNet152V2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8.344623125822181e-08">
            <text:p>8.344623125822181e-0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InceptionResNetV2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0.021221976727247238">
            <text:p>0.02122197672724723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DenseNet201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4.470348091700771e-09">
            <text:p>4.470348091700771e-0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NASNetLarge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0.0005360445939004421">
            <text:p>0.000536044593900442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</table:table>
      <table:table table:name="a comp">
        <table:table-row>
          <table:table-cell office:value-type="string">
            <text:p/>
          </table:table-cell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string">
            <text:p>Xception</text:p>
          </table:table-cell>
          <table:table-cell office:value-type="float" office:value="0.0013611105969175696">
            <text:p>0.001361110596917569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esNet152V2</text:p>
          </table:table-cell>
          <table:table-cell office:value-type="float" office:value="8.344623125822181e-08">
            <text:p>8.344623125822181e-0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InceptionResNetV2</text:p>
          </table:table-cell>
          <table:table-cell office:value-type="float" office:value="0.021221976727247238">
            <text:p>0.02122197672724723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enseNet201</text:p>
          </table:table-cell>
          <table:table-cell office:value-type="float" office:value="4.470348091700771e-09">
            <text:p>4.470348091700771e-0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NASNetLarge</text:p>
          </table:table-cell>
          <table:table-cell office:value-type="float" office:value="0.0005360445939004421">
            <text:p>0.000536044593900442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</table:table>
      <table:table table:name="b">
        <table:table-row>
          <table:table-cell office:value-type="string">
            <text:p>Xception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8.2351230958011e-05">
            <text:p>8.2351230958011e-0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ResNet152V2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InceptionResNetV2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0.005782770458608866">
            <text:p>0.00578277045860886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DenseNet201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5.558101747737965e-07">
            <text:p>5.558101747737965e-0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NASNetLarge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4.821208494831808e-05">
            <text:p>4.821208494831808e-0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</table:table>
      <table:table table:name="b comp">
        <table:table-row>
          <table:table-cell office:value-type="string">
            <text:p/>
          </table:table-cell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string">
            <text:p>Xception</text:p>
          </table:table-cell>
          <table:table-cell office:value-type="float" office:value="8.2351230958011e-05">
            <text:p>8.2351230958011e-0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esNet152V2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InceptionResNetV2</text:p>
          </table:table-cell>
          <table:table-cell office:value-type="float" office:value="0.005782770458608866">
            <text:p>0.00578277045860886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enseNet201</text:p>
          </table:table-cell>
          <table:table-cell office:value-type="float" office:value="5.558101747737965e-07">
            <text:p>5.558101747737965e-0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NASNetLarge</text:p>
          </table:table-cell>
          <table:table-cell office:value-type="float" office:value="4.821208494831808e-05">
            <text:p>4.821208494831808e-0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</table:table>
      <table:table table:name="c">
        <table:table-row>
          <table:table-cell office:value-type="string">
            <text:p>Xception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4.2583760659908876e-05">
            <text:p>4.2583760659908876e-0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ResNet152V2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InceptionResNetV2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0.003999230917543173">
            <text:p>0.00399923091754317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DenseNet201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NASNetLarge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3.006940460181795e-05">
            <text:p>3.006940460181795e-0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</table:table>
      <table:table table:name="c comp">
        <table:table-row>
          <table:table-cell office:value-type="string">
            <text:p/>
          </table:table-cell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string">
            <text:p>Xception</text:p>
          </table:table-cell>
          <table:table-cell office:value-type="float" office:value="4.2583760659908876e-05">
            <text:p>4.2583760659908876e-0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esNet152V2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InceptionResNetV2</text:p>
          </table:table-cell>
          <table:table-cell office:value-type="float" office:value="0.003999230917543173">
            <text:p>0.00399923091754317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enseNet201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NASNetLarge</text:p>
          </table:table-cell>
          <table:table-cell office:value-type="float" office:value="3.006940460181795e-05">
            <text:p>3.006940460181795e-0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</table:table>
      <table:table table:name="d">
        <table:table-row>
          <table:table-cell office:value-type="string">
            <text:p>Xception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1.2872531442553736e-05">
            <text:p>1.2872531442553736e-0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ResNet152V2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InceptionResNetV2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0.0010962539818137884">
            <text:p>0.001096253981813788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DenseNet201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7.30154710026909e-08">
            <text:p>7.30154710026909e-0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  <table:table-row>
          <table:table-cell office:value-type="string">
            <text:p>NASNetLarge</text:p>
          </table:table-cell>
        </table:table-row>
        <table:table-row>
          <table:table-cell office:value-type="string">
            <text:p>metrics</text:p>
          </table:table-cell>
        </table:table-row>
        <table:table-row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float" office:value="1.8834323327610036e-06">
            <text:p>1.8834323327610036e-0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confusion matrix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########</text:p>
          </table:table-cell>
        </table:table-row>
      </table:table>
      <table:table table:name="d comp">
        <table:table-row>
          <table:table-cell office:value-type="string">
            <text:p/>
          </table:table-cell>
          <table:table-cell office:value-type="string">
            <text:p>loss</text:p>
          </table:table-cell>
          <table:table-cell office:value-type="string">
            <text:p>accuracy</text:p>
          </table:table-cell>
          <table:table-cell office:value-type="string">
            <text:p>f1_score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</table:table-row>
        <table:table-row>
          <table:table-cell office:value-type="string">
            <text:p>Xception</text:p>
          </table:table-cell>
          <table:table-cell office:value-type="float" office:value="1.2872531442553736e-05">
            <text:p>1.2872531442553736e-0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ResNet152V2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InceptionResNetV2</text:p>
          </table:table-cell>
          <table:table-cell office:value-type="float" office:value="0.0010962539818137884">
            <text:p>0.001096253981813788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DenseNet201</text:p>
          </table:table-cell>
          <table:table-cell office:value-type="float" office:value="7.30154710026909e-08">
            <text:p>7.30154710026909e-0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  <table:table-row>
          <table:table-cell office:value-type="string">
            <text:p>NASNetLarge</text:p>
          </table:table-cell>
          <table:table-cell office:value-type="float" office:value="1.8834323327610036e-06">
            <text:p>1.8834323327610036e-0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